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7f"/>
    </style:style>
    <style:style style:name="ce2" style:family="table-cell" style:parent-style-name="Default">
      <style:table-cell-properties fo:background-color="#007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number-columns-repeated="1020" table:default-cell-style-name="Default"/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54" calcext:value-type="float">
            <text:p>0.0254</text:p>
          </table:table-cell>
          <table:table-cell table:formula="of:=[.A1]/[.B1]*[.C1]+20" office:value-type="float" office:value="24.8768" calcext:value-type="float">
            <text:p>24.8768</text:p>
          </table:table-cell>
          <table:table-cell table:style-name="ce1" table:number-columns-repeated="1020"/>
        </table:table-row>
        <table:table-row table:style-name="ro1"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254" calcext:value-type="float">
            <text:p>0.0254</text:p>
          </table:table-cell>
          <table:table-cell table:style-name="ce2" table:formula="of:=[.A2]/[.B2]*[.C2]+20" office:value-type="float" office:value="64.196" calcext:value-type="float">
            <text:p>64.196</text:p>
          </table:table-cell>
          <table:table-cell table:style-name="ce2" table:number-columns-repeated="1020"/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54" calcext:value-type="float">
            <text:p>0.0254</text:p>
          </table:table-cell>
          <table:table-cell table:formula="of:=[.A3]/[.B3]*[.C3]+20" office:value-type="float" office:value="126.934" calcext:value-type="float">
            <text:p>126.934</text:p>
          </table:table-cell>
          <table:table-cell table:number-columns-repeated="1020"/>
        </table:table-row>
        <table:table-row table:style-name="ro1"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254" calcext:value-type="float">
            <text:p>0.0254</text:p>
          </table:table-cell>
          <table:table-cell table:style-name="ce2" table:formula="of:=[.A4]/[.B4]*[.C4]+20" office:value-type="float" office:value="24.572" calcext:value-type="float">
            <text:p>24.572</text:p>
          </table:table-cell>
          <table:table-cell table:number-columns-repeated="1020"/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54" calcext:value-type="float">
            <text:p>0.0254</text:p>
          </table:table-cell>
          <table:table-cell table:formula="of:=[.A5]/[.B5]*[.C5]+20" office:value-type="float" office:value="215.834" calcext:value-type="float">
            <text:p>215.834</text:p>
          </table:table-cell>
          <table:table-cell table:number-columns-repeated="1020"/>
        </table:table-row>
        <table:table-row table:style-name="ro1"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254" calcext:value-type="float">
            <text:p>0.0254</text:p>
          </table:table-cell>
          <table:table-cell table:style-name="ce2" table:formula="of:=[.A6]/[.B6]*[.C6]+20" office:value-type="float" office:value="39.05" calcext:value-type="float">
            <text:p>39.05</text:p>
          </table:table-cell>
          <table:table-cell table:number-columns-repeated="1020"/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54" calcext:value-type="float">
            <text:p>0.0254</text:p>
          </table:table-cell>
          <table:table-cell table:formula="of:=[.A7]/[.B7]*[.C7]+20" office:value-type="float" office:value="229.042" calcext:value-type="float">
            <text:p>229.042</text:p>
          </table:table-cell>
          <table:table-cell table:number-columns-repeated="1020"/>
        </table:table-row>
        <table:table-row table:style-name="ro1">
          <table:table-cell table:style-name="ce2" office:value-type="float" office:value="1.74" calcext:value-type="float">
            <text:p>1.74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254" calcext:value-type="float">
            <text:p>0.0254</text:p>
          </table:table-cell>
          <table:table-cell table:style-name="ce2" table:formula="of:=[.A8]/[.B8]*[.C8]+20" office:value-type="float" office:value="64.196" calcext:value-type="float">
            <text:p>64.196</text:p>
          </table:table-cell>
          <table:table-cell table:number-columns-repeated="1020"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54" calcext:value-type="float">
            <text:p>0.0254</text:p>
          </table:table-cell>
          <table:table-cell table:formula="of:=[.A9]/[.B9]*[.C9]+20" office:value-type="float" office:value="228.788" calcext:value-type="float">
            <text:p>228.788</text:p>
          </table:table-cell>
          <table:table-cell table:number-columns-repeated="1020"/>
        </table:table-row>
        <table:table-row table:style-name="ro1">
          <table:table-cell table:style-name="ce2" office:value-type="float" office:value="3.33" calcext:value-type="float">
            <text:p>3.33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254" calcext:value-type="float">
            <text:p>0.0254</text:p>
          </table:table-cell>
          <table:table-cell table:style-name="ce2" table:formula="of:=[.A10]/[.B10]*[.C10]+20" office:value-type="float" office:value="104.582" calcext:value-type="float">
            <text:p>104.582</text:p>
          </table:table-cell>
          <table:table-cell table:number-columns-repeated="1020"/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54" calcext:value-type="float">
            <text:p>0.0254</text:p>
          </table:table-cell>
          <table:table-cell table:formula="of:=[.A11]/[.B11]*[.C11]+20" office:value-type="float" office:value="24.8768" calcext:value-type="float">
            <text:p>24.8768</text:p>
          </table:table-cell>
          <table:table-cell table:number-columns-repeated="1020"/>
        </table:table-row>
        <table:table-row table:style-name="ro1">
          <table:table-cell table:style-name="ce2" office:value-type="float" office:value="4.92" calcext:value-type="float">
            <text:p>4.9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254" calcext:value-type="float">
            <text:p>0.0254</text:p>
          </table:table-cell>
          <table:table-cell table:style-name="ce2" table:formula="of:=[.A12]/[.B12]*[.C12]+20" office:value-type="float" office:value="144.968" calcext:value-type="float">
            <text:p>144.968</text:p>
          </table:table-cell>
          <table:table-cell table:number-columns-repeated="1020"/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54" calcext:value-type="float">
            <text:p>0.0254</text:p>
          </table:table-cell>
          <table:table-cell table:formula="of:=[.A13]/[.B13]*[.C13]+20" office:value-type="float" office:value="229.042" calcext:value-type="float">
            <text:p>229.042</text:p>
          </table:table-cell>
          <table:table-cell table:number-columns-repeated="1020"/>
        </table:table-row>
        <table:table-row table:style-name="ro1">
          <table:table-cell table:style-name="ce2" office:value-type="float" office:value="4.92" calcext:value-type="float">
            <text:p>4.92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254" calcext:value-type="float">
            <text:p>0.0254</text:p>
          </table:table-cell>
          <table:table-cell table:style-name="ce2" table:formula="of:=[.A14]/[.B14]*[.C14]+20" office:value-type="float" office:value="144.968" calcext:value-type="float">
            <text:p>144.968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9T11:32:19.022090301</meta:creation-date>
    <dc:date>2022-05-29T12:23:31.894003154</dc:date>
    <meta:editing-duration>PT18M42S</meta:editing-duration>
    <meta:editing-cycles>1</meta:editing-cycles>
    <meta:document-statistic meta:table-count="1" meta:cell-count="56" meta:object-count="0"/>
    <meta:generator>LibreOffice/6.0.7.3$Linux_X86_64 LibreOffice_project/00m0$Build-3</meta:generator>
  </office:meta>
</office:document-meta>
</file>